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ccff00"/>
    </style:style>
  </office:automatic-styles>
  <office:body>
    <office:spreadsheet>
      <table:table table:name="Tabelle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base</text:p>
          </table:table-cell>
          <table:table-cell table:number-columns-repeated="3"/>
          <table:table-cell office:value-type="string">
            <text:p>common offsets</text:p>
          </table:table-cell>
          <table:table-cell table:number-columns-repeated="6"/>
        </table:table-row>
        <table:table-row table:style-name="ro1">
          <table:table-cell office:value-type="string">
            <text:p>offset</text:p>
          </table:table-cell>
          <table:table-cell office:value-type="float" office:value="0.515625">
            <text:p>0.515625</text:p>
          </table:table-cell>
          <table:table-cell office:value-type="float" office:value="-0.40625">
            <text:p>-0.40625</text:p>
          </table:table-cell>
          <table:table-cell/>
          <table:table-cell office:value-type="string">
            <text:p>big processing machine</text:p>
          </table:table-cell>
          <table:table-cell/>
          <table:table-cell office:value-type="float" office:value="0.515625">
            <text:p>0.515625</text:p>
          </table:table-cell>
          <table:table-cell office:value-type="float" office:value="-0.40625">
            <text:p>-0.40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ig vent</text:p>
          </table:table-cell>
          <table:table-cell table:number-columns-repeated="6"/>
        </table:table-row>
        <table:table-row table:style-name="ro1">
          <table:table-cell office:value-type="string">
            <text:p>offset</text:p>
          </table:table-cell>
          <table:table-cell table:style-name="ce1" office:value-type="float" office:value="-39">
            <text:p>-39</text:p>
          </table:table-cell>
          <table:table-cell table:style-name="ce1" office:value-type="float" office:value="-15">
            <text:p>-15</text:p>
          </table:table-cell>
          <table:table-cell/>
          <table:table-cell office:value-type="string">
            <text:p>small vent left</text:p>
          </table:table-cell>
          <table:table-cell/>
          <table:table-cell table:style-name="ce1" office:value-type="float" office:value="-39">
            <text:p>-39</text:p>
          </table:table-cell>
          <table:table-cell table:style-name="ce1" office:value-type="float" office:value="-15">
            <text:p>-15</text:p>
          </table:table-cell>
          <table:table-cell office:value-type="string">
            <text:p>correc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</table:table-row>
        <table:table-row table:style-name="ro1">
          <table:table-cell office:value-type="string">
            <text:p>in tiles</text:p>
          </table:table-cell>
          <table:table-cell table:formula="of:=[.B4]/32" office:value-type="float" office:value="-1.21875">
            <text:p>-1.21875</text:p>
          </table:table-cell>
          <table:table-cell table:formula="of:=[.C4]/32" office:value-type="float" office:value="-0.46875">
            <text:p>-0.46875</text:p>
          </table:table-cell>
          <table:table-cell/>
          <table:table-cell office:value-type="string">
            <text:p>small vent right</text:p>
          </table:table-cell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-26">
            <text:p>-26</text:p>
          </table:table-cell>
          <table:table-cell office:value-type="string">
            <text:p>correc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</table:table-row>
        <table:table-row table:style-name="ro1">
          <table:table-cell office:value-type="string">
            <text:p>relative</text:p>
          </table:table-cell>
          <table:table-cell table:formula="of:=[.B5]+[.B2]" office:value-type="float" office:value="-0.703125">
            <text:p>-0.703125</text:p>
          </table:table-cell>
          <table:table-cell table:formula="of:=[.C5]+[.C2]" office:value-type="float" office:value="-0.875">
            <text:p>-0.875</text:p>
          </table:table-cell>
          <table:table-cell/>
          <table:table-cell office:value-type="string">
            <text:p>crush anim</text:p>
          </table:table-cell>
          <table:table-cell/>
          <table:table-cell table:style-name="ce1" office:value-type="float" office:value="-41">
            <text:p>-41</text:p>
          </table:table-cell>
          <table:table-cell table:style-name="ce1" office:value-type="float" office:value="74">
            <text:p>74</text:p>
          </table:table-cell>
          <table:table-cell office:value-type="string">
            <text:p>correction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correc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total:</text:p>
          </table:table-cell>
          <table:table-cell table:formula="of:=[.B6]+[.B7]/64" office:value-type="float" office:value="-0.703125">
            <text:p>-0.703125</text:p>
          </table:table-cell>
          <table:table-cell table:formula="of:=[.C6]+[.C7]/64" office:value-type="float" office:value="-0.890625">
            <text:p>-0.890625</text:p>
          </table:table-cell>
          <table:table-cell table:number-columns-repeated="8"/>
        </table:table-row>
        <table:table-row table:style-name="ro1">
          <table:table-cell office:value-type="string">
            <text:p>string</text:p>
          </table:table-cell>
          <table:table-cell table:formula="of:=&quot;{&quot;&amp;[.B9]&amp;&quot;, &quot;&amp;[.C9]&amp;&quot;}&quot;" office:value-type="string" office:string-value="{-0.703125, -0.890625}">
            <text:p>{-0.703125, -0.890625}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6.07.2016</text:date>, <text:time>21:53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Schelker</meta:initial-creator>
    <meta:creation-date>2016-07-06T21:40:22.60</meta:creation-date>
    <dc:date>2016-07-06T21:53:41.68</dc:date>
    <dc:creator>Julian Schelker</dc:creator>
    <meta:editing-duration>PT13M19S</meta:editing-duration>
    <meta:editing-cycles>1</meta:editing-cycles>
    <meta:document-statistic meta:table-count="3" meta:cell-count="44" meta:object-count="0"/>
    <meta:generator>OpenOffice/4.1.1$Win32 OpenOffice.org_project/411m6$Build-9775</meta:generator>
  </office:meta>
</office:document-meta>
</file>